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alibri" svg:font-family="Calibri"/>
    <style:font-face style:name="Calibri1" svg:font-family="Calibri" style:font-family-generic="swiss"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erriweather Sans Light" svg:font-family="'Merriweather Sans Light'"/>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loext:opacity="0%" style:font-name="Inter" fo:font-size="12pt" fo:font-weight="bold" fo:background-color="transparent" style:font-name-asian="Inter" style:font-weight-asian="bold" style:font-name-complex="Inter" style:font-weight-complex="bold"/>
    </style:style>
    <style:style style:name="P3" style:family="paragraph" style:parent-style-name="Heading_20_1">
      <style:paragraph-properties fo:line-height="100%" fo:text-align="start" style:justify-single-word="false"/>
      <style:text-properties style:use-window-font-color="true" loext:opacity="0%" style:font-name="Inter" fo:font-size="12pt" fo:font-weight="bold" officeooo:paragraph-rsid="000d4ed6" fo:background-color="transparent" style:font-name-asian="Inter" style:font-size-asian="24pt" style:font-weight-asian="bold" style:font-name-complex="Inter" style:font-size-complex="24pt" style:font-weight-complex="bold"/>
    </style:style>
    <style:style style:name="P4" style:family="paragraph" style:parent-style-name="Text_20_body">
      <style:paragraph-properties fo:line-height="100%" fo:text-align="start" style:justify-single-word="false"/>
      <style:text-properties style:use-window-font-color="true" loext:opacity="0%" style:font-name="Inter" fo:font-size="12pt" fo:font-weight="bold" fo:background-color="transparent" style:font-name-asian="Inter" style:font-size-asian="24pt" style:font-weight-asian="bold" style:font-name-complex="Inter" style:font-size-complex="24pt" style:font-weight-complex="bold"/>
    </style:style>
    <style:style style:name="P5" style:family="paragraph" style:parent-style-name="Standard">
      <style:paragraph-properties fo:line-height="100%" fo:text-align="start" style:justify-single-word="false"/>
      <style:text-properties style:use-window-font-color="true" loext:opacity="0%" style:font-name="Inter" fo:font-size="12pt" fo:font-weight="normal" fo:background-color="transparent" style:font-name-asian="Inter" style:font-name-complex="Inter"/>
    </style:style>
    <style:style style:name="P6" style:family="paragraph" style:parent-style-name="Standard">
      <style:paragraph-properties fo:line-height="100%" fo:text-align="start" style:justify-single-word="false"/>
      <style:text-properties style:use-window-font-color="true" loext:opacity="0%" style:font-name="Merriweather Sans Light" fo:font-size="16pt" style:text-underline-style="solid" style:text-underline-width="auto" style:text-underline-color="font-color" fo:font-weight="bold" style:text-underline-mode="continuous" style:text-overline-mode="continuous" style:text-line-through-mode="continuous" fo:background-color="transparent" style:font-name-asian="Merriweather Sans Light" style:font-name-complex="Merriweather Sans Light"/>
    </style:style>
    <style:style style:name="P7" style:family="paragraph" style:parent-style-name="Standard">
      <style:paragraph-properties fo:line-height="100%" fo:text-align="start" style:justify-single-word="false"/>
      <style:text-properties style:use-window-font-color="true" loext:opacity="0%" style:font-name="Merriweather Sans Light" fo:font-size="14pt" fo:font-weight="normal" fo:background-color="transparent" style:font-name-asian="Merriweather Sans Light" style:font-name-complex="Merriweather Sans Light"/>
    </style:style>
    <style:style style:name="P8" style:family="paragraph" style:parent-style-name="Standard">
      <style:paragraph-properties fo:line-height="100%" fo:text-align="start" style:justify-single-word="false"/>
      <style:text-properties style:use-window-font-color="true" loext:opacity="0%" style:font-name="Merriweather Sans Light" fo:font-size="14pt" fo:font-weight="bold" fo:background-color="transparent" style:font-name-asian="Merriweather Sans Light" style:font-name-complex="Merriweather Sans Light"/>
    </style:style>
    <style:style style:name="P9" style:family="paragraph" style:parent-style-name="Standard">
      <style:text-properties fo:font-style="normal" officeooo:rsid="000a7022" officeooo:paragraph-rsid="000d7f7f" style:font-style-asian="normal" style:font-style-complex="normal"/>
    </style:style>
    <style:style style:name="P10" style:family="paragraph" style:parent-style-name="Standard">
      <style:paragraph-properties fo:line-height="100%" fo:text-align="start" style:justify-single-word="false"/>
      <style:text-properties officeooo:rsid="000d7f7f" officeooo:paragraph-rsid="000d7f7f"/>
    </style:style>
    <style:style style:name="P11" style:family="paragraph" style:parent-style-name="Text_20_body">
      <style:paragraph-properties fo:line-height="100%" fo:text-align="start" style:justify-single-word="false"/>
      <style:text-properties officeooo:rsid="000d4ed6" officeooo:paragraph-rsid="000d4ed6"/>
    </style:style>
    <style:style style:name="P12" style:family="paragraph" style:parent-style-name="Text_20_body">
      <style:paragraph-properties fo:line-height="100%" fo:text-align="start" style:justify-single-word="false"/>
      <style:text-properties officeooo:rsid="000d4ed6" officeooo:paragraph-rsid="000d7f7f"/>
    </style:style>
    <style:style style:name="P13" style:family="paragraph" style:parent-style-name="Text_20_body">
      <style:paragraph-properties fo:line-height="100%" fo:text-align="start" style:justify-single-word="false"/>
      <style:text-properties style:use-window-font-color="true" loext:opacity="0%" style:font-name="Inter" fo:font-size="12pt" fo:font-weight="bold" officeooo:rsid="000d4ed6" officeooo:paragraph-rsid="000d4ed6" fo:background-color="transparent" style:font-name-asian="Inter" style:font-name-complex="Inter"/>
    </style:style>
    <style:style style:name="P14" style:family="paragraph" style:parent-style-name="Text_20_body">
      <style:paragraph-properties fo:line-height="100%" fo:text-align="start" style:justify-single-word="false"/>
      <style:text-properties style:use-window-font-color="true" loext:opacity="0%" style:font-name="Inter" fo:font-size="12pt" style:text-underline-style="none" fo:font-weight="normal" officeooo:rsid="000d4ed6" officeooo:paragraph-rsid="000d4ed6" fo:background-color="transparent" style:font-name-asian="Inter" style:font-size-asian="24pt" style:font-weight-asian="bold" style:font-name-complex="Inter" style:font-size-complex="24pt" style:font-weight-complex="bold"/>
    </style:style>
    <style:style style:name="P15" style:family="paragraph" style:parent-style-name="Text_20_body">
      <style:paragraph-properties fo:line-height="100%" fo:text-align="start" style:justify-single-word="false"/>
      <style:text-properties officeooo:rsid="000c9127" officeooo:paragraph-rsid="000c9127"/>
    </style:style>
    <style:style style:name="P16" style:family="paragraph" style:parent-style-name="Text_20_body">
      <style:paragraph-properties fo:line-height="100%" fo:text-align="start" style:justify-single-word="false"/>
      <style:text-properties officeooo:rsid="000c9127" officeooo:paragraph-rsid="000d4ed6"/>
    </style:style>
    <style:style style:name="P17" style:family="paragraph" style:parent-style-name="Text_20_body">
      <style:paragraph-properties fo:line-height="100%" fo:text-align="start" style:justify-single-word="false"/>
      <style:text-properties officeooo:paragraph-rsid="000d4ed6"/>
    </style:style>
    <style:style style:name="P18" style:family="paragraph" style:parent-style-name="Text_20_body">
      <style:paragraph-properties fo:line-height="100%" fo:text-align="start" style:justify-single-word="false"/>
      <style:text-properties officeooo:rsid="000d4ed6" officeooo:paragraph-rsid="000d4ed6"/>
    </style:style>
    <style:style style:name="P19" style:family="paragraph" style:parent-style-name="Heading_20_1">
      <style:paragraph-properties fo:line-height="100%" fo:text-align="start" style:justify-single-word="false"/>
      <style:text-properties style:use-window-font-color="true" loext:opacity="0%" style:font-name="Inter" fo:font-size="12pt" fo:font-weight="bold" officeooo:paragraph-rsid="00095582" fo:background-color="transparent" style:font-name-asian="Inter" style:font-name-complex="Inter"/>
    </style:style>
    <style:style style:name="P20" style:family="paragraph" style:parent-style-name="Heading_20_1">
      <style:paragraph-properties fo:line-height="100%" fo:text-align="start" style:justify-single-word="false"/>
      <style:text-properties style:use-window-font-color="true" loext:opacity="0%" style:font-name="Inter" fo:font-size="12pt" fo:font-weight="bold" officeooo:paragraph-rsid="000a4ccd" fo:background-color="transparent" style:font-name-asian="Inter" style:font-size-asian="24pt" style:font-weight-asian="bold" style:font-name-complex="Inter" style:font-size-complex="24pt" style:font-weight-complex="bold"/>
    </style:style>
    <style:style style:name="P21" style:family="paragraph" style:parent-style-name="Standard">
      <style:paragraph-properties fo:line-height="100%" fo:text-align="start" style:justify-single-word="false"/>
    </style:style>
    <style:style style:name="P22" style:family="paragraph" style:parent-style-name="Standard">
      <style:paragraph-properties fo:line-height="100%" fo:text-align="start" style:justify-single-word="false"/>
      <style:text-properties officeooo:paragraph-rsid="000e6db8"/>
    </style:style>
    <style:style style:name="T1" style:family="text">
      <style:text-properties style:use-window-font-color="true" loext:opacity="0%" style:font-name="Merriweather Sans Light" fo:font-size="14pt" fo:font-weight="normal" fo:background-color="transparent" loext:char-shading-value="0" style:font-name-asian="Merriweather Sans Light" style:font-name-complex="Merriweather Sans Light"/>
    </style:style>
    <style:style style:name="T2" style:family="text">
      <style:text-properties style:use-window-font-color="true" loext:opacity="0%" style:font-name="Calibri" fo:font-size="12pt" fo:font-weight="normal" fo:background-color="transparent" loext:char-shading-value="0" style:font-name-asian="Calibri" style:font-name-complex="Calibri"/>
    </style:style>
    <style:style style:name="T3" style:family="text">
      <style:text-properties style:use-window-font-color="true" loext:opacity="0%" style:font-name="Calibri" fo:font-size="14pt" fo:font-weight="normal" fo:background-color="transparent" loext:char-shading-value="0" style:font-name-asian="Calibri" style:font-name-complex="Calibri"/>
    </style:style>
    <style:style style:name="T4" style:family="text">
      <style:text-properties style:use-window-font-color="true" loext:opacity="0%" style:font-name="Inter" fo:font-size="12pt" fo:font-weight="normal" fo:background-color="transparent" loext:char-shading-value="0" style:font-name-asian="Inter" style:font-name-complex="Inter"/>
    </style:style>
    <style:style style:name="T5" style:family="text">
      <style:text-properties style:use-window-font-color="true" loext:opacity="0%" style:font-name="Inter" fo:font-size="12pt" fo:font-weight="normal" officeooo:rsid="000e6db8" fo:background-color="transparent" loext:char-shading-value="0" style:font-name-asian="Inter" style:font-name-complex="Inter"/>
    </style:style>
    <style:style style:name="T6" style:family="text">
      <style:text-properties style:use-window-font-color="true" loext:opacity="0%" style:font-name="Inter" fo:font-size="12pt" fo:font-weight="normal" fo:background-color="transparent" loext:char-shading-value="0" style:font-name-asian="Inter" style:font-size-asian="24pt" style:font-weight-asian="bold" style:font-name-complex="Inter" style:font-size-complex="24pt" style:font-weight-complex="bold"/>
    </style:style>
    <style:style style:name="T7" style:family="text">
      <style:text-properties style:use-window-font-color="true" loext:opacity="0%" style:font-name="Inter" fo:font-size="12pt" fo:font-weight="normal" officeooo:rsid="000d4ed6" fo:background-color="transparent" loext:char-shading-value="0" style:font-name-asian="Inter" style:font-size-asian="24pt" style:font-weight-asian="bold" style:font-name-complex="Inter" style:font-size-complex="24pt" style:font-weight-complex="bold"/>
    </style:style>
    <style:style style:name="T8" style:family="text">
      <style:text-properties style:use-window-font-color="true" loext:opacity="0%" style:font-name="Inter" fo:font-size="12pt" fo:font-style="italic" fo:font-weight="normal" fo:background-color="transparent" loext:char-shading-value="0" style:font-name-asian="Inter" style:font-name-complex="Inter"/>
    </style:style>
    <style:style style:name="T9" style:family="text">
      <style:text-properties style:use-window-font-color="true" loext:opacity="0%" style:font-name="Inter" fo:font-size="12pt" fo:font-style="italic" fo:font-weight="normal" fo:background-color="transparent" loext:char-shading-value="0" style:font-name-asian="Inter" style:font-style-asian="italic" style:font-name-complex="Inter" style:font-style-complex="italic"/>
    </style:style>
    <style:style style:name="T10" style:family="text">
      <style:text-properties style:use-window-font-color="true" loext:opacity="0%" style:font-name="Inter" fo:font-size="12pt" style:text-underline-style="none" fo:font-weight="normal" fo:background-color="transparent" loext:char-shading-value="0" style:font-name-asian="Inter" style:font-size-asian="24pt" style:font-weight-asian="bold" style:font-name-complex="Inter" style:font-size-complex="24pt" style:font-weight-complex="bold"/>
    </style:style>
    <style:style style:name="T11" style:family="text">
      <style:text-properties style:use-window-font-color="true" loext:opacity="0%" style:font-name="Inter" fo:font-size="12pt" style:text-underline-style="none" fo:font-weight="normal" officeooo:rsid="000d7f7f" fo:background-color="transparent" loext:char-shading-value="0" style:font-name-asian="Inter" style:font-size-asian="24pt" style:font-weight-asian="bold" style:font-name-complex="Inter" style:font-size-complex="24pt" style:font-weight-complex="bold"/>
    </style:style>
    <style:style style:name="T12" style:family="text">
      <style:text-properties style:use-window-font-color="true" loext:opacity="0%" style:font-name="Arial" fo:font-size="12pt" fo:font-style="italic" fo:font-weight="normal" fo:background-color="transparent" loext:char-shading-value="0" style:font-name-asian="Arial" style:font-name-complex="Arial"/>
    </style:style>
    <style:style style:name="T13" style:family="text">
      <style:text-properties officeooo:rsid="00095582"/>
    </style:style>
    <style:style style:name="T14" style:family="text">
      <style:text-properties fo:font-weight="normal"/>
    </style:style>
    <style:style style:name="T15" style:family="text">
      <style:text-properties fo:font-weight="normal" officeooo:rsid="000a4ccd"/>
    </style:style>
    <style:style style:name="T16" style:family="text">
      <style:text-properties style:font-weight-asian="bold" style:font-weight-complex="bold"/>
    </style:style>
    <style:style style:name="T17" style:family="text">
      <style:text-properties officeooo:rsid="001476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usic for Pleasure</text:p>
      <text:p text:style-name="P1"/>
      <text:p text:style-name="P7">You can spot the vinyl addicts because after a while they get fed up with the rack they are flicking through, march over to a completely different section of the shop, pull a sleeve out from the middle somewhere, and come over to the counter; this is because they have been making a list of possible purchases in their head ("If I don't find anything in the next five minutes, that blues compilation I saw half an hour ago will have to do"), and suddenly sicken themselves with the amount of time they have wasted looking for something they don't really want. </text:p>
      <text:p text:style-name="P1"/>
      <text:p text:style-name="P1"><text:span text:style-name="T4">There is no doubt in my mind. I am addicted to vinyl, buying, listening to, coveting </text:span><text:span text:style-name="T2">– the groaning shelves of our house speak for themselves. This addiction has some unintended consequences. I cannot pass a charity shop, it must be explored and, even if there are no records on show, it is always worth checking with someone. “Are there any records in the back?”. Don’t ask. Don’t get. When records are 50p or a quid it is easy to justify the acquisition of the Big Big Sounds of Chaquito. And Top TV Themes. And so on. And on.</text:span></text:p>
      <text:p text:style-name="P1"/>
      <text:p text:style-name="P5">This is how I ended up becoming, not obsessed, but not not obsessed with the EMI sub-label Music for Pleasure (MFP). It was Geoff Love who started it. There are tonnes of Geoff Love records out there, ten different movie theme records alone, and you see them in charity shops all the time. Most people, you’d imagine, look at them and think ‘not for me, I’ll move on’. But I am an addict, and why collect records if you’re not going to collect records? How do you know that there is no treasure sealed in the grooves of Big Hollywood Movie Themes? And then it snowballs. Suddenly you stumble upon a curious Beach Boys record or Curried Jazz. There’s a French instantiation of the label? And a South African one? Pink Floyd, Motown compilations, weird children’s records? What the hell is going on? What were the guys at EMI doing? </text:p>
      <text:p text:style-name="P1"/>
      <text:p text:style-name="P8">The ones that sell</text:p>
      <text:p text:style-name="P1"/>
      <text:p text:style-name="P5">In 1965 Joseph Lockwood went to America and saw first hand a new technique for mass marketing recorded music. This was the birth of Music for Pleasure.</text:p>
      <text:p text:style-name="P1"/>
      <text:p text:style-name="P1"><text:span text:style-name="T4">Joseph Lockwood, by account, was not a record man. At one point when asked for his favourite records, he just said: ‘The ones that sell.’ <text:s/>He had been an industrial designer of flour mills, this was his initial area of expertise where he literally wrote the book, Flour Milling (1945), on the subject. During the mid 1950s. When EMI were in a slump he was encouraged to take over as chairman of their board. He was said to be of “inspiring, single-minded, decisive, fiery character” and he significantly streamlined operations at EMI during the years 1954 to 1979. Any loss making operation was canned. Manufacture of television, record players and radios stopped. The focus was on the rapid expansion of the money making business of recorded music. </text:span></text:p>
      <text:p text:style-name="P1"><text:span text:style-name="T4"/></text:p>
      <text:p text:style-name="P22"><text:span text:style-name="T4">While UK figures from the early 1960s are rarely published, it is difficult to imagine that EMI did not possess or at least intuit data pointing to a substantial population of </text:span><text:soft-page-break/><text:span text:style-name="T4">record-player owners who were not regular record buyers when MFP was first conceived. By 1970, this demographic logic was being articulated explicitly in EMI’s French MFP operation: a Billboard report notes that millions of households owned record players but purchased very few records, making clear that MFP understood its task as converting hi-fi ownership into music consumption.</text:span></text:p>
      <text:p text:style-name="P1"/>
      <text:p text:style-name="P22"><text:span text:style-name="T4">There were huge changes in a number of areas of retail in the 1960s. The article </text:span><text:span text:style-name="T8">A distribution revolution: Changes in music distribution in the UK 1950-75</text:span><text:span text:style-name="T4"> (Kevin D. Tennent) goes into significant detail about the specifics of these changes in the music industry and is well worth a read. Even just to get a historic outlook on arguments that continue to happen today around the introduction of any new distribution technology to the music industry. </text:span></text:p>
      <text:p text:style-name="P22"><text:span text:style-name="T4"/></text:p>
      <text:p text:style-name="P22"><text:span text:style-name="T4">One of the big changes in the 1960s, and the change that Joseph Lockwood had noticed first hand on his trip the US was that of rack jobbing. Rack jobbing is the practice of the supplier stocking and managing a shop’s shelves for them, taking a cut of sales while the retailer just provides the space. </text:span><text:span text:style-name="T5">Rack jobbing placed records into everyday retail environments, increasing their visibility and making them available as impulse purchases to consumers who had rarely been directly addressed by the record industry. As Chris Ellis put it, “MFP, not kids – it’s mums in the supermarket thinking that they used to like this.” A test promotion of vintage material confirmed that such a market existed, even if MFP’s high turnover and sales thresholds ultimately made it inhospitable to anything that could not move in six-figure volumes. </text:span></text:p>
      <text:p text:style-name="P1"><text:span text:style-name="T4"/></text:p>
      <text:p text:style-name="P1"><text:span text:style-name="T4">In 1949 Paul Hamlyn started Books for Pleasure. Booksellers were protected by an austere organisation, the Booksellers Association of Great Britain and Ireland. It was designed by publishers with the intention of enhancing the role of the book as a cultural medium (Jarvis Thompson 54). The understanding of the association was, any surplus books would be pulped to reduce any over-stocking. However, the cost of production has already been realised, why not reduce the price and generate some sales? This then was an entrance for Paul Hamlyn a low cost low risk entry into publishing, into which he flourished. As an aside, an example of his brilliance was his deal over the right to publish the English language </text:span><text:span text:style-name="T8">Larousse Gastronomique </text:span><text:span text:style-name="T4">for £1,000</text:span><text:span text:style-name="T8"> </text:span><text:span text:style-name="T12">–</text:span><text:span text:style-name="T8"> </text:span><text:span text:style-name="T4">this he would turn into millions. </text:span></text:p>
      <text:p text:style-name="P1"/>
      <text:p text:style-name="P5">Both of these astute businessmen then were well placed with the right skills to create Music for Pleasure. Lockwood brought EMI’s catalogue, its pressing capacity, and its distribution network. Hamlyn contributed his expertise in budget retailing and his access to Italian printers, whose low-cost but high-quality sleeve production far undercut EMI’s usual costs.</text:p>
      <text:p text:style-name="P1"/>
      <text:p text:style-name="P1"/>
      <text:p text:style-name="P7">A man who knows the price of everything and the value of nothing </text:p>
      <text:p text:style-name="P1"/>
      <text:p text:style-name="P7">This section is all about the price of records that I have done some analysis on and can be brief.</text:p>
      <text:p text:style-name="P1"/>
      <text:p text:style-name="P5">The records themselves. MFP is not a genre label, there is no coherency in the releases at all. It is best described as bircolage the label operates through an <text:soft-page-break/>eclectic, piecemeal, grab-what’s-at-hand aesthetic. This unpredictability is part of the appeal: at first glance you rarely know what you’re actually getting. A title like Tijuana Brass, appearing so often in the charity racks is quickly understood to not be a banger, but something called Curried Jazz or Stereo Discotheque could contain anything—from genuine experimentation to absolute drivel. The fundamental is that collecting these records is often joyous because you get a lot of "what is that?" moments; both good and bad. I'm going to take a quick look at some of my favourites <text:span text:style-name="T13">LP</text:span>s.</text:p>
      <text:p text:style-name="P5"/>
      <text:p text:style-name="P5"/>
      <text:p text:style-name="P5"/>
      <text:p text:style-name="P5"/>
      <text:p text:style-name="P5"/>
      <text:p text:style-name="P5"/>
      <text:p text:style-name="P1"/>
      <text:p text:style-name="P2">The Beach Boys (MFP 1382)</text:p>
      <text:p text:style-name="P5"/>
      <text:p text:style-name="P5">EMI acquired Capitol in 1955, their focus was primarily on popular music and their roster was incredibly strong, Nat King Cole, Frank Sinatra and latterly the Beach Boys. Now, this is not a best of or a greatest hits, and to be fair it is not marketed as such - simply The Beach Boys. The scattergun tracklist is entirely in keeping with MFP’s wider methodology. </text:p>
      <text:p text:style-name="P5"/>
      <text:p text:style-name="P5">One criticism that I have met online about the label is that the records were poorly pressed. If there is anything to take away from this essay it is this. MFP records are generally very well pressed. These records may well have been mistreated, even trashed, but the UK records were generally pressed at the Hayes plant in Middlesex and, I believe, would have gone through better quality control than would be the case today. </text:p>
      <text:p text:style-name="P5"/>
      <text:p text:style-name="P5">This Beach Boys album is a great example this and the sort of record I think we would like to see being repressed today - a well known band, a good mix of tunes, well packaged and cheap. </text:p>
      <text:p text:style-name="P5"/>
      <text:p text:style-name="P2">Rupert and The Firebird (MFP 50084)</text:p>
      <text:p text:style-name="P5"/>
      <text:p text:style-name="P5">One of the surprising things about the period that MFP operated in was the amount of organisation and strategy that was coming into the industry. The MFP children's records were some of the first records to get market tested before going into full production. In fairness this was done with singles rather than albums, but the point is still there that even in the madness there was some kind of plan. The children's market segment was big business for MFP accounting for around 10% of the label’s sales in 1969.</text:p>
      <text:p text:style-name="P5"/>
      <text:p text:style-name="P5">Although this record is a little bit of a one track wonder - I Can Fly could well appear on Paul Hillery's compiled Folk Funk &amp; Trippy Troubadours series on RE:WARM. </text:p>
      <text:p text:style-name="P5"/>
      <text:p text:style-name="P2">Curried Jazz (MFP 1307)</text:p>
      <text:p text:style-name="P5"/>
      <text:p text:style-name="P1"><text:span text:style-name="T9">It's strictly korma rather than vindaloo, but like good Indian food, it's cheap! </text:span><text:span text:style-name="T4">Melody </text:span><text:soft-page-break/><text:span text:style-name="T4">Maker June 1969</text:span></text:p>
      <text:p text:style-name="P5"/>
      <text:p text:style-name="P5">Really unfair.</text:p>
      <text:p text:style-name="P1"/>
      <text:h text:style-name="P19" text:outline-level="1"><text:span text:style-name="T16">L'Oeil Ecoute - Les Instruments De Percussions (MFP 2M 046 – 13.266)</text:span><text:span text:style-name="T3"/></text:h>
      <text:h text:style-name="P19" text:outline-level="1"><text:span text:style-name="T14">This is a very odd record indeed, when I started looking more deeply in the MFP catalogue this record struck out. Obviously this is an educational record, a one off for them as far as I am aware. One side is just drum hits, my assumption is that some school teacher would sullenly play this out for the class to note how to differentiate percussion instruments? Who knows. </text:span><text:span text:style-name="T15">Whatever, for the right person this record would be sample heaven. </text:span><text:span text:style-name="T3"/></text:h>
      <text:p text:style-name="P13"/>
      <text:p text:style-name="P1"/>
      <text:h text:style-name="P20" text:outline-level="1">Big Terror Movie Themes (MFP 50248)<text:span text:style-name="T1"/></text:h>
      <text:p text:style-name="P15"><text:span text:style-name="T6">Even the look of this album today feels super kitsch. Hand painted dioramas from various horror and scary films of the 1970s and at the centre – the great white shark from Jaws. At the top of the cover, Geoff Love and His Orchestra. </text:span><text:span text:style-name="T1"/></text:p>
      <text:p text:style-name="P15"><text:span text:style-name="T6">Geoff Love grew up in Todmorden, Yorkshire. He learned the trombone as a schoolboy, eventually becoming a professional touring musician and eventually a band leader and arranger. He never forgot his origins and would go back to Todmorden and work with the local colliery band. </text:span><text:span text:style-name="T1"/></text:p>
      <text:p text:style-name="P15"><text:span text:style-name="T6">He was so prolific that there are multiple pseudonyms under which he worked, including Mandingo, Chaquito and Manuel and the Music of the Mountains. Honestly it is going to be a question of taste as to how much you’re going to get out of the Geoff Love oeuvre. But this terror themes record is definitely worth a listen. </text:span><text:span text:style-name="T1"/></text:p>
      <text:p text:style-name="P16"><text:span text:style-name="T6">Geoff Love says himself the musicianship of the players who made these records was second to none. Most of the recordings would have been made in one or two takes, with players who were supremely confident in not just reading music but interpreting dynamics and understanding quickly musical direction. </text:span><text:span text:style-name="T1"/></text:p>
      <text:p text:style-name="P16"><text:span text:style-name="T6">The recordings are really high quality as well, that lush 70s sound with lots of microphone bleed between horns and strings. The drums have such a distinctive timbre from that era. When you take the record in totality it is something that just could not, for the money, be made today but the music industry at the time was geared to produce these records </text:span><text:span text:style-name="T7">in bulk. Inexpensive access to sizeable studio spaces, large-scale vinyl manufacturing, and broad distribution through high-street retailers made these kind of projects possible. </text:span><text:span text:style-name="T1"/></text:p>
      <text:p text:style-name="P17"><text:span text:style-name="T7">That is not to say that these kind of albums are overlooked masterpieces. Often the orchestral arrangements can be a little conservative. At the same time they should not be completely ignored either.</text:span><text:span text:style-name="T1"/></text:p>
      <text:h text:style-name="P3" text:outline-level="1"><text:soft-page-break/>Stereo Discotheque (2 M 046-94687)</text:h>
      <text:p text:style-name="P14">Credited to the unusually named Chicken Curry And His Pop Percussion Orchestra this album is banger after banger from start to finish. If you are interested in groovy music from the 70s this record is a must have. Written by premium Belgian jazzers and library music composers John Sluszny and Ralph Benatar (amongst others) this record is a perfect example of MFP doing the business the right way. Funky guitars, lovely woodwind, big fat drums. Yes. Please.</text:p>
      <text:p text:style-name="P12"><text:span text:style-name="T10">It is also an example of MFP moving operations outside of the UK. This release was put out in France and Italy. EMI, </text:span><text:span text:style-name="T11">a</text:span><text:span text:style-name="T10">lready operating in international markets, during 1970 launched MFP in France. Perhaps unsurprisingly the French were opposed to the introduction of this budget approach to selling records. Jacques Le Calve, president of the French Syndicat des Disquaires, stated at the time “if the public becomes accustomed to paying this price for a good quality album, how can we continue to sell normal product at more than twice that price?"</text:span></text:p>
      <text:p text:style-name="P11"><text:span text:style-name="T10">The objection was not to rack jobbing but the sale price and a semi boycott was launched garnering support from around 400 retailers. But despite this resistance in July the label was up in running in France with 60 titles in the catalogue. </text:span></text:p>
      <text:p text:style-name="P11"/>
      <text:p text:style-name="P4"/>
      <text:p text:style-name="P4"/>
      <text:p text:style-name="P10"/>
      <text:p text:style-name="P1"/>
      <text:p text:style-name="P7">Often there was conflict between other areas of EMI's business for use of previously recorded material - </text:p>
      <text:p text:style-name="P1"/>
      <text:p text:style-name="P9"><text:span text:style-name="Strong_20_Emphasis">PARIS</text:span> <text:s/><text:span text:style-name="T17">July 1970</text:span></text:p>
      <text:p text:style-name="P9">MFP is targeting the 17 million French citizens with access to record players who seldom purchase records. Luzéna highlighted that while the American music industry sells three records per person annually and the U.K. sells 2.4, France lags behind with only 1.1 records per person each year.</text:p>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alibri" svg:font-family="Calibri"/>
    <style:font-face style:name="Calibri1" svg:font-family="Calibri" style:font-family-generic="swiss"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erriweather Sans Light" svg:font-family="'Merriweather Sans Light'"/>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style:writing-mode="lr-tb" style:font-independent-line-spacing="false">
        <style:tab-stops/>
      </style:paragraph-properties>
      <style:text-properties fo:color="#000000" loext:opacity="100%" loext:color-lum-mod="100%" loext:color-lum-off="0%" style:font-name="Calibri1" fo:font-size="11pt" fo:language="en" fo:country="IE"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n" fo:country="I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2-24T17:37:26.939000000</dc:date>
    <meta:editing-duration>P1DT22H40M3S</meta:editing-duration>
    <meta:editing-cycles>6</meta:editing-cycles>
    <meta:generator>LibreOffice/7.5.3.2$Windows_X86_64 LibreOffice_project/9f56dff12ba03b9acd7730a5a481eea045e468f3</meta:generator>
    <meta:document-statistic meta:table-count="0" meta:image-count="0" meta:object-count="0" meta:page-count="5" meta:paragraph-count="41" meta:word-count="2180" meta:character-count="12721" meta:non-whitespace-character-count="10557"/>
  </office:meta>
</office:document-meta>
</file>